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10000018E231A6B765494B489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  <style:text-properties style:font-name-complex="Arial"/>
    </style:style>
    <style:style style:name="P2" style:family="paragraph" style:parent-style-name="Header">
      <style:paragraph-properties fo:margin-left="0cm" fo:margin-right="0cm" fo:line-height="150%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P3" style:family="paragraph" style:parent-style-name="Header">
      <style:paragraph-properties fo:margin-left="0cm" fo:margin-right="0cm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fo:color="#000000" loext:opacity="100%" style:font-name="Arial" fo:font-size="6pt" fo:font-weight="bold" style:font-size-asian="6pt" style:font-weight-asian="bold" style:font-name-complex="Arial" style:font-size-complex="7pt" style:font-weight-complex="bold"/>
    </style:style>
    <style:style style:name="P4" style:family="paragraph" style:parent-style-name="Header">
      <style:paragraph-properties fo:margin-left="0cm" fo:margin-right="0cm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fo:font-size="6pt" style:font-size-asian="6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style="italic" style:font-size-asian="10pt" style:font-style-asian="italic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 style:parent-style-name="Standard"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weight="bold" officeooo:paragraph-rsid="004e9903" style:font-weight-asian="bold" style:font-name-complex="Ari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 fo:font-weight="bold" style:font-name-asian="Arial" style:font-weight-asian="bold" style:font-name-complex="Arial" style:font-weight-complex="bold"/>
    </style:style>
    <style:style style:name="P18" style:family="paragraph" style:parent-style-name="Standard">
      <style:text-properties style:font-name="Arial" fo:font-weight="bold" officeooo:rsid="001fa22f" officeooo:paragraph-rsid="001fa22f" fo:background-color="#ffff00" style:font-weight-asian="bold" style:font-name-complex="Arial"/>
    </style:style>
    <style:style style:name="P19" style:family="paragraph" style:parent-style-name="Standard">
      <style:text-properties style:font-name="Arial" officeooo:paragraph-rsid="00a68893"/>
    </style:style>
    <style:style style:name="P20" style:family="paragraph" style:parent-style-name="Standard">
      <style:text-properties style:font-name="Arial" officeooo:paragraph-rsid="007859cd"/>
    </style:style>
    <style:style style:name="P21" style:family="paragraph" style:parent-style-name="Standard">
      <style:text-properties style:font-name="Arial" officeooo:paragraph-rsid="0062a867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b24bc1"/>
    </style:style>
    <style:style style:name="P24" style:family="paragraph" style:parent-style-name="Standard">
      <style:paragraph-properties fo:line-height="150%" fo:text-align="center" style:justify-single-word="false"/>
      <style:text-properties style:use-window-font-color="true" loext:opacity="0%" style:font-name="Arial" fo:font-size="10pt" fo:language="pt" fo:country="BR" fo:font-weight="bold" officeooo:rsid="0019633b" officeooo:paragraph-rsid="0019633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25" style:family="paragraph" style:parent-style-name="Standard">
      <style:text-properties officeooo:paragraph-rsid="00afca3c"/>
    </style:style>
    <style:style style:name="P26" style:family="paragraph" style:parent-style-name="Standard">
      <style:text-properties style:font-name="Tahoma" style:font-name-complex="Arial"/>
    </style:style>
    <style:style style:name="P27" style:family="paragraph" style:parent-style-name="Standard">
      <style:paragraph-properties fo:line-height="100%" fo:text-align="justify" style:justify-single-word="false"/>
      <style:text-properties officeooo:paragraph-rsid="00d35d5d"/>
    </style:style>
    <style:style style:name="P28" style:family="paragraph" style:parent-style-name="Header">
      <style:paragraph-properties fo:text-align="center" style:justify-single-word="false" style:snap-to-layout-grid="false"/>
      <style:text-properties style:font-name="Arial" style:font-name-complex="Arial"/>
    </style:style>
    <style:style style:name="P29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30" style:family="paragraph" style:parent-style-name="Standard">
      <style:paragraph-properties fo:padding-left="0.247cm" fo:padding-right="0.247cm" fo:padding-top="0.035cm" fo:padding-bottom="0.035cm" fo:border="0.51pt solid #000000"/>
      <style:text-properties style:font-name="Arial" style:font-name-complex="Arial"/>
    </style:style>
    <style:style style:name="P31" style:family="paragraph" style:parent-style-name="Standard">
      <style:paragraph-properties fo:margin-left="0.751cm" fo:margin-right="0cm" fo:text-align="justify" style:justify-single-word="false" fo:text-indent="-0.751cm" style:auto-text-indent="false" style:border-line-width-left="0.026cm 0.026cm 0.106cm" style:border-line-width-right="0.106cm 0.026cm 0.026cm" style:border-line-width-top="0.026cm 0.026cm 0.106cm" style:border-line-width-bottom="0.106cm 0.026cm 0.026cm" fo:padding-left="0.141cm" fo:padding-right="0.106cm" fo:padding-top="0.035cm" fo:padding-bottom="0.035cm" fo:border-left="4.51pt double #000000" fo:border-right="4.51pt double #000000" fo:border-top="4.51pt double #000000" fo:border-bottom="4.51pt double #000000"/>
      <style:text-properties style:font-name="Arial" fo:font-weight="bold" style:font-weight-asian="bold" style:font-name-complex="Arial"/>
    </style:style>
    <style:style style:name="P32" style:family="paragraph" style:parent-style-name="Corpo_20_de_20_texto_20_3">
      <style:paragraph-properties fo:text-align="justify" style:justify-single-word="false" fo:padding="0cm" fo:border="none"/>
      <style:text-properties fo:font-size="10pt" fo:font-weight="bold" officeooo:paragraph-rsid="004e9903" style:font-size-asian="10pt" style:font-weight-asian="bold" style:font-name-complex="Arial" style:font-size-complex="10pt"/>
    </style:style>
    <style:style style:name="P33" style:family="paragraph" style:parent-style-name="Standard">
      <style:paragraph-properties fo:break-before="page"/>
      <style:text-properties style:font-name="Arial" fo:font-weight="bold" officeooo:paragraph-rsid="004cc5e3" style:font-weight-asian="bold" style:font-name-complex="Arial"/>
    </style:style>
    <style:style style:name="P34" style:family="paragraph" style:parent-style-name="Heading_20_1">
      <style:paragraph-properties fo:margin-left="-0.12cm" fo:margin-right="0cm" fo:line-height="150%" fo:text-align="center" style:justify-single-word="false" fo:text-indent="-0.056cm" style:auto-text-indent="false"/>
      <style:text-properties style:font-name="Arial" fo:font-size="7pt" style:font-size-asian="7pt" style:font-name-complex="Arial" style:font-size-complex="7pt" style:font-weight-complex="normal"/>
    </style:style>
    <style:style style:name="P35" style:family="paragraph" style:parent-style-name="Heading_20_2">
      <style:paragraph-properties fo:text-align="center" style:justify-single-word="false"/>
      <style:text-properties fo:font-size="10pt" fo:font-style="normal" style:font-size-asian="10pt" style:font-style-asian="normal" style:font-name-complex="Arial" style:font-size-complex="10pt" style:font-weight-complex="normal"/>
    </style:style>
    <style:style style:name="P36" style:family="paragraph" style:parent-style-name="Heading_20_2">
      <style:text-properties fo:font-size="10pt" fo:font-style="normal" style:font-size-asian="10pt" style:font-style-asian="normal" style:font-name-complex="Arial" style:font-size-complex="10pt" style:font-style-complex="normal" style:font-weight-complex="normal"/>
    </style:style>
    <style:style style:name="P37" style:family="paragraph" style:parent-style-name="Heading_20_2" style:master-page-name="Standard">
      <style:paragraph-properties fo:text-align="center" style:justify-single-word="false" style:page-number="auto"/>
      <style:text-properties fo:font-size="10pt" fo:font-style="normal" style:font-size-asian="10pt" style:font-style-asian="normal" style:font-name-complex="Arial" style:font-size-complex="10pt" style:font-weight-complex="normal"/>
    </style:style>
    <style:style style:name="P3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Tahoma" fo:font-size="10pt" fo:language="pt" fo:country="BR" officeooo:rsid="00cafe7b" officeooo:paragraph-rsid="00c5d122" style:font-name-asian="Times New Roman" style:font-size-asian="10pt" style:font-name-complex="Arial" style:font-size-complex="10pt" style:language-complex="ar" style:country-complex="SA"/>
    </style:style>
    <style:style style:name="P39" style:family="paragraph" style:parent-style-name="Standard">
      <style:text-properties style:font-name="Arial" officeooo:paragraph-rsid="00dcf2bb"/>
    </style:style>
    <style:style style:name="P40" style:family="paragraph" style:parent-style-name="Standard">
      <style:text-properties style:font-name="Arial" officeooo:paragraph-rsid="00e12655"/>
    </style:style>
    <style:style style:name="T1" style:family="text">
      <style:text-properties style:font-name-complex="Arial"/>
    </style:style>
    <style:style style:name="T2" style:family="text">
      <style:text-properties officeooo:rsid="001fa22f" style:font-name-complex="Arial"/>
    </style:style>
    <style:style style:name="T3" style:family="text">
      <style:text-properties officeooo:rsid="00340f94" style:font-name-complex="Arial"/>
    </style:style>
    <style:style style:name="T4" style:family="text">
      <style:text-properties officeooo:rsid="007f6f88" style:font-name-complex="Arial"/>
    </style:style>
    <style:style style:name="T5" style:family="text">
      <style:text-properties officeooo:rsid="003a6939" style:font-name-complex="Arial"/>
    </style:style>
    <style:style style:name="T6" style:family="text">
      <style:text-properties officeooo:rsid="0082d348" style:font-name-complex="Arial"/>
    </style:style>
    <style:style style:name="T7" style:family="text">
      <style:text-properties officeooo:rsid="00849d7a" style:font-name-complex="Arial"/>
    </style:style>
    <style:style style:name="T8" style:family="text">
      <style:text-properties officeooo:rsid="00861a4a" style:font-name-complex="Arial"/>
    </style:style>
    <style:style style:name="T9" style:family="text">
      <style:text-properties officeooo:rsid="00862928" style:font-name-complex="Arial"/>
    </style:style>
    <style:style style:name="T10" style:family="text">
      <style:text-properties officeooo:rsid="0088073b" style:font-name-complex="Arial"/>
    </style:style>
    <style:style style:name="T11" style:family="text">
      <style:text-properties officeooo:rsid="008b3874" style:font-name-complex="Arial"/>
    </style:style>
    <style:style style:name="T12" style:family="text">
      <style:text-properties fo:color="#000000" loext:opacity="100%" style:font-name="Arial" fo:font-size="7pt" fo:font-weight="bold" style:font-size-asian="7pt" style:font-weight-asian="bold" style:font-name-complex="Arial" style:font-size-complex="7pt" style:font-weight-complex="bold"/>
    </style:style>
    <style:style style:name="T13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officeooo:rsid="002ff41d" style:font-name-complex="Arial"/>
    </style:style>
    <style:style style:name="T16" style:family="text">
      <style:text-properties style:font-name="Arial" officeooo:rsid="003560e5" style:font-name-complex="Arial"/>
    </style:style>
    <style:style style:name="T17" style:family="text">
      <style:text-properties style:font-name="Arial" officeooo:rsid="003753aa" style:font-name-complex="Arial"/>
    </style:style>
    <style:style style:name="T18" style:family="text">
      <style:text-properties style:font-name="Arial" officeooo:rsid="0039cc09" style:font-name-complex="Arial"/>
    </style:style>
    <style:style style:name="T19" style:family="text">
      <style:text-properties style:font-name="Arial" officeooo:rsid="003a6939" style:font-name-complex="Arial"/>
    </style:style>
    <style:style style:name="T20" style:family="text">
      <style:text-properties style:font-name="Arial" officeooo:rsid="003b3db8" style:font-name-complex="Arial"/>
    </style:style>
    <style:style style:name="T21" style:family="text">
      <style:text-properties style:font-name="Arial" officeooo:rsid="00a20dda" style:font-name-complex="Arial"/>
    </style:style>
    <style:style style:name="T22" style:family="text">
      <style:text-properties style:font-name="Arial" officeooo:rsid="00a4b983" style:font-name-complex="Arial"/>
    </style:style>
    <style:style style:name="T23" style:family="text">
      <style:text-properties style:font-name="Arial" officeooo:rsid="00aacb58" style:font-name-complex="Arial"/>
    </style:style>
    <style:style style:name="T24" style:family="text">
      <style:text-properties style:font-name="Arial" officeooo:rsid="00abb899" style:font-name-complex="Arial"/>
    </style:style>
    <style:style style:name="T25" style:family="text">
      <style:text-properties style:font-name="Arial" officeooo:rsid="00ac1032" style:font-name-complex="Arial"/>
    </style:style>
    <style:style style:name="T26" style:family="text">
      <style:text-properties style:font-name="Arial" officeooo:rsid="00ac4ace" style:font-name-complex="Arial"/>
    </style:style>
    <style:style style:name="T27" style:family="text">
      <style:text-properties style:font-name="Arial" fo:font-weight="bold" style:font-weight-asian="bold" style:font-name-complex="Arial" style:font-weight-complex="bold"/>
    </style:style>
    <style:style style:name="T28" style:family="text">
      <style:text-properties style:font-name="Arial" style:font-name-asian="Arial" style:font-name-complex="Arial"/>
    </style:style>
    <style:style style:name="T29" style:family="text">
      <style:text-properties style:use-window-font-color="true" loext:opacity="0%" style:font-name="Arial" fo:font-size="10pt" fo:language="pt" fo:country="BR" fo:font-weight="bold" officeooo:rsid="001e98e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30" style:family="text">
      <style:text-properties style:use-window-font-color="true" loext:opacity="0%" style:font-name="Arial" fo:font-size="10pt" fo:language="pt" fo:country="BR" officeooo:rsid="003753aa" style:font-name-asian="Times New Roman" style:font-size-asian="10pt" style:font-name-complex="Arial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fo:language="pt" fo:country="BR" officeooo:rsid="0037ed3c" style:font-name-asian="Times New Roman" style:font-size-asian="10pt" style:font-name-complex="Arial" style:font-size-complex="10pt" style:language-complex="ar" style:country-complex="SA"/>
    </style:style>
    <style:style style:name="T32" style:family="text">
      <style:text-properties style:use-window-font-color="true" loext:opacity="0%" style:font-name="Arial" fo:font-size="10pt" fo:language="pt" fo:country="BR" officeooo:rsid="0093f1ce" style:font-name-asian="Times New Roman" style:font-size-asian="10pt" style:font-name-complex="Arial" style:font-size-complex="10pt" style:language-complex="ar" style:country-complex="SA"/>
    </style:style>
    <style:style style:name="T33" style:family="text">
      <style:text-properties style:use-window-font-color="true" loext:opacity="0%" style:font-name="Arial" fo:font-size="10pt" fo:language="pt" fo:country="BR" officeooo:rsid="0099abce" style:font-name-asian="Times New Roman" style:font-size-asian="10pt" style:font-name-complex="Arial" style:font-size-complex="10pt" style:language-complex="ar" style:country-complex="SA"/>
    </style:style>
    <style:style style:name="T34" style:family="text">
      <style:text-properties style:use-window-font-color="true" loext:opacity="0%" style:font-name="Arial" fo:font-size="10pt" fo:language="pt" fo:country="BR" officeooo:rsid="009aafc9" style:font-name-asian="Times New Roman" style:font-size-asian="10pt" style:font-name-complex="Arial" style:font-size-complex="10pt" style:language-complex="ar" style:country-complex="SA"/>
    </style:style>
    <style:style style:name="T35" style:family="text">
      <style:text-properties style:use-window-font-color="true" loext:opacity="0%" style:font-name="Arial" fo:font-size="10pt" fo:language="pt" fo:country="BR" officeooo:rsid="009b553c" style:font-name-asian="Times New Roman" style:font-size-asian="10pt" style:font-name-complex="Arial" style:font-size-complex="10pt" style:language-complex="ar" style:country-complex="SA"/>
    </style:style>
    <style:style style:name="T36" style:family="text">
      <style:text-properties style:use-window-font-color="true" loext:opacity="0%" style:font-name="Arial" fo:font-size="10pt" fo:language="pt" fo:country="BR" officeooo:rsid="009cf79f" style:font-name-asian="Times New Roman" style:font-size-asian="10pt" style:font-name-complex="Arial" style:font-size-complex="10pt" style:language-complex="ar" style:country-complex="SA"/>
    </style:style>
    <style:style style:name="T37" style:family="text">
      <style:text-properties style:use-window-font-color="true" loext:opacity="0%" style:font-name="Arial" fo:font-size="10pt" fo:language="pt" fo:country="BR" officeooo:rsid="009e1a9f" style:font-name-asian="Times New Roman" style:font-size-asian="10pt" style:font-name-complex="Arial" style:font-size-complex="10pt" style:language-complex="ar" style:country-complex="SA"/>
    </style:style>
    <style:style style:name="T38" style:family="text">
      <style:text-properties style:use-window-font-color="true" loext:opacity="0%" style:font-name="Arial" fo:font-size="10pt" fo:language="pt" fo:country="BR" officeooo:rsid="00a04dad" style:font-name-asian="Times New Roman" style:font-size-asian="10pt" style:font-name-complex="Arial" style:font-size-complex="10pt" style:language-complex="ar" style:country-complex="SA"/>
    </style:style>
    <style:style style:name="T39" style:family="text">
      <style:text-properties style:use-window-font-color="true" loext:opacity="0%" style:font-name="Arial" fo:font-size="10pt" fo:language="pt" fo:country="BR" officeooo:rsid="00a356b7" style:font-name-asian="Times New Roman" style:font-size-asian="10pt" style:font-name-complex="Arial" style:font-size-complex="10pt" style:language-complex="ar" style:country-complex="SA"/>
    </style:style>
    <style:style style:name="T40" style:family="text">
      <style:text-properties style:use-window-font-color="true" loext:opacity="0%" style:font-name="Arial" fo:font-size="10pt" fo:language="pt" fo:country="BR" officeooo:rsid="00a4b983" style:font-name-asian="Times New Roman" style:font-size-asian="10pt" style:font-name-complex="Arial" style:font-size-complex="10pt" style:language-complex="ar" style:country-complex="SA"/>
    </style:style>
    <style:style style:name="T41" style:family="text">
      <style:text-properties style:use-window-font-color="true" loext:opacity="0%" style:font-name="Arial" fo:font-size="10pt" fo:language="pt" fo:country="BR" officeooo:rsid="00a7bae2" style:font-name-asian="Times New Roman" style:font-size-asian="10pt" style:font-name-complex="Arial" style:font-size-complex="10pt" style:language-complex="ar" style:country-complex="SA"/>
    </style:style>
    <style:style style:name="T42" style:family="text">
      <style:text-properties style:use-window-font-color="true" loext:opacity="0%" style:font-name="Arial" fo:font-size="10pt" fo:language="pt" fo:country="BR" officeooo:rsid="00aacb58" style:font-name-asian="Times New Roman" style:font-size-asian="10pt" style:font-name-complex="Arial" style:font-size-complex="10pt" style:language-complex="ar" style:country-complex="SA"/>
    </style:style>
    <style:style style:name="T43" style:family="text">
      <style:text-properties style:use-window-font-color="true" loext:opacity="0%" style:font-name="Arial" fo:font-size="10pt" fo:language="pt" fo:country="BR" officeooo:rsid="00ac74cb" style:font-name-asian="Times New Roman" style:font-size-asian="10pt" style:font-name-complex="Arial" style:font-size-complex="10pt" style:language-complex="ar" style:country-complex="SA"/>
    </style:style>
    <style:style style:name="T44" style:family="text">
      <style:text-properties style:use-window-font-color="true" loext:opacity="0%" style:font-name="Arial" fo:font-size="10pt" fo:language="pt" fo:country="BR" officeooo:rsid="00ae5369" style:font-name-asian="Times New Roman" style:font-size-asian="10pt" style:font-name-complex="Arial" style:font-size-complex="10pt" style:language-complex="ar" style:country-complex="SA"/>
    </style:style>
    <style:style style:name="T45" style:family="text">
      <style:text-properties style:use-window-font-color="true" loext:opacity="0%" style:font-name="Arial" fo:font-size="10pt" fo:language="pt" fo:country="BR" officeooo:rsid="00aecf68" style:font-name-asian="Times New Roman" style:font-size-asian="10pt" style:font-name-complex="Arial" style:font-size-complex="10pt" style:language-complex="ar" style:country-complex="SA"/>
    </style:style>
    <style:style style:name="T46" style:family="text">
      <style:text-properties style:use-window-font-color="true" loext:opacity="0%" style:font-name="Arial" fo:font-size="10pt" fo:language="pt" fo:country="BR" officeooo:rsid="00afca3c" style:font-name-asian="Times New Roman" style:font-size-asian="10pt" style:font-name-complex="Arial" style:font-size-complex="10pt" style:language-complex="ar" style:country-complex="SA"/>
    </style:style>
    <style:style style:name="T47" style:family="text">
      <style:text-properties style:use-window-font-color="true" loext:opacity="0%" style:font-name="Arial" fo:font-size="10pt" fo:language="pt" fo:country="BR" officeooo:rsid="00b1c2ab" style:font-name-asian="Times New Roman" style:font-size-asian="10pt" style:font-name-complex="Arial" style:font-size-complex="10pt" style:language-complex="ar" style:country-complex="SA"/>
    </style:style>
    <style:style style:name="T48" style:family="text">
      <style:text-properties style:use-window-font-color="true" loext:opacity="0%" style:font-name="Arial" fo:font-size="10pt" fo:language="pt" fo:country="BR" officeooo:rsid="00b1cb10" style:font-name-asian="Times New Roman" style:font-size-asian="10pt" style:font-name-complex="Arial" style:font-size-complex="10pt" style:language-complex="ar" style:country-complex="SA"/>
    </style:style>
    <style:style style:name="T49" style:family="text">
      <style:text-properties style:use-window-font-color="true" loext:opacity="0%" style:font-name="Arial" fo:font-size="10pt" fo:language="pt" fo:country="BR" officeooo:rsid="00b225d3" style:font-name-asian="Times New Roman" style:font-size-asian="10pt" style:font-name-complex="Arial" style:font-size-complex="10pt" style:language-complex="ar" style:country-complex="SA"/>
    </style:style>
    <style:style style:name="T50" style:family="text">
      <style:text-properties style:use-window-font-color="true" loext:opacity="0%" style:font-name="Arial" fo:font-size="10pt" fo:language="pt" fo:country="BR" officeooo:rsid="00b3842e" style:font-name-asian="Times New Roman" style:font-size-asian="10pt" style:font-name-complex="Arial" style:font-size-complex="10pt" style:language-complex="ar" style:country-complex="SA"/>
    </style:style>
    <style:style style:name="T51" style:family="text">
      <style:text-properties style:use-window-font-color="true" loext:opacity="0%" style:font-name="Arial" fo:font-size="10pt" fo:language="pt" fo:country="BR" officeooo:rsid="00b4326c" style:font-name-asian="Times New Roman" style:font-size-asian="10pt" style:font-name-complex="Arial" style:font-size-complex="10pt" style:language-complex="ar" style:country-complex="SA"/>
    </style:style>
    <style:style style:name="T52" style:family="text">
      <style:text-properties style:use-window-font-color="true" loext:opacity="0%" style:font-name="Arial" fo:font-size="10pt" fo:language="pt" fo:country="BR" officeooo:rsid="00b55cad" style:font-name-asian="Times New Roman" style:font-size-asian="10pt" style:font-name-complex="Arial" style:font-size-complex="10pt" style:language-complex="ar" style:country-complex="SA"/>
    </style:style>
    <style:style style:name="T53" style:family="text">
      <style:text-properties style:use-window-font-color="true" loext:opacity="0%" style:font-name="Arial" fo:font-size="10pt" fo:language="pt" fo:country="BR" officeooo:rsid="00b717f1" style:font-name-asian="Times New Roman" style:font-size-asian="10pt" style:font-name-complex="Arial" style:font-size-complex="10pt" style:language-complex="ar" style:country-complex="SA"/>
    </style:style>
    <style:style style:name="T54" style:family="text">
      <style:text-properties style:use-window-font-color="true" loext:opacity="0%" style:font-name="Arial" fo:font-size="10pt" fo:language="pt" fo:country="BR" officeooo:rsid="00b8d40f" style:font-name-asian="Times New Roman" style:font-size-asian="10pt" style:font-name-complex="Arial" style:font-size-complex="10pt" style:language-complex="ar" style:country-complex="SA"/>
    </style:style>
    <style:style style:name="T55" style:family="text">
      <style:text-properties style:use-window-font-color="true" loext:opacity="0%" fo:font-size="10pt" fo:language="pt" fo:country="BR" officeooo:rsid="00506ea7" style:font-name-asian="Times New Roman" style:font-size-asian="10pt" style:font-name-complex="Arial" style:font-size-complex="10pt" style:language-complex="ar" style:country-complex="SA"/>
    </style:style>
    <style:style style:name="T56" style:family="text">
      <style:text-properties style:use-window-font-color="true" loext:opacity="0%" fo:font-size="10pt" fo:language="pt" fo:country="BR" officeooo:rsid="003a6939" style:font-name-asian="Times New Roman" style:font-size-asian="10pt" style:font-name-complex="Arial" style:font-size-complex="10pt" style:language-complex="ar" style:country-complex="SA"/>
    </style:style>
    <style:style style:name="T57" style:family="text">
      <style:text-properties style:use-window-font-color="true" loext:opacity="0%" fo:font-size="10pt" fo:language="pt" fo:country="BR" officeooo:rsid="0053259d" style:font-name-asian="Times New Roman" style:font-size-asian="10pt" style:font-name-complex="Arial" style:font-size-complex="10pt" style:language-complex="ar" style:country-complex="SA"/>
    </style:style>
    <style:style style:name="T58" style:family="text">
      <style:text-properties style:use-window-font-color="true" loext:opacity="0%" fo:font-size="10pt" fo:language="pt" fo:country="BR" officeooo:rsid="005a150b" style:font-name-asian="Times New Roman" style:font-size-asian="10pt" style:font-name-complex="Arial" style:font-size-complex="10pt" style:language-complex="ar" style:country-complex="SA"/>
    </style:style>
    <style:style style:name="T59" style:family="text">
      <style:text-properties style:use-window-font-color="true" loext:opacity="0%" fo:font-size="10pt" fo:language="pt" fo:country="BR" officeooo:rsid="00518986" style:font-name-asian="Times New Roman" style:font-size-asian="10pt" style:font-name-complex="Arial" style:font-size-complex="10pt" style:language-complex="ar" style:country-complex="SA"/>
    </style:style>
    <style:style style:name="T60" style:family="text">
      <style:text-properties style:use-window-font-color="true" loext:opacity="0%" fo:font-size="10pt" fo:language="pt" fo:country="BR" officeooo:rsid="009e1a9f" style:font-name-asian="Times New Roman" style:font-size-asian="10pt" style:font-name-complex="Arial" style:font-size-complex="10pt" style:language-complex="ar" style:country-complex="SA"/>
    </style:style>
    <style:style style:name="T61" style:family="text">
      <style:text-properties style:use-window-font-color="true" loext:opacity="0%" fo:font-size="10pt" fo:language="pt" fo:country="BR" officeooo:rsid="009ec795" style:font-name-asian="Times New Roman" style:font-size-asian="10pt" style:font-name-complex="Arial" style:font-size-complex="10pt" style:language-complex="ar" style:country-complex="SA"/>
    </style:style>
    <style:style style:name="T62" style:family="text">
      <style:text-properties style:use-window-font-color="true" loext:opacity="0%" fo:font-size="10pt" fo:language="pt" fo:country="BR" officeooo:rsid="0055a31e" style:font-name-asian="Times New Roman" style:font-size-asian="10pt" style:font-name-complex="Arial" style:font-size-complex="10pt" style:language-complex="ar" style:country-complex="SA"/>
    </style:style>
    <style:style style:name="T63" style:family="text">
      <style:text-properties style:use-window-font-color="true" loext:opacity="0%" fo:font-size="10pt" fo:language="pt" fo:country="BR" officeooo:rsid="00547206" style:font-name-asian="Times New Roman" style:font-size-asian="10pt" style:font-name-complex="Arial" style:font-size-complex="10pt" style:language-complex="ar" style:country-complex="SA"/>
    </style:style>
    <style:style style:name="T64" style:family="text">
      <style:text-properties style:use-window-font-color="true" loext:opacity="0%" fo:font-size="10pt" fo:language="pt" fo:country="BR" officeooo:rsid="00aa477a" style:font-name-asian="Times New Roman" style:font-size-asian="10pt" style:font-name-complex="Arial" style:font-size-complex="10pt" style:language-complex="ar" style:country-complex="SA"/>
    </style:style>
    <style:style style:name="T65" style:family="text">
      <style:text-properties style:use-window-font-color="true" loext:opacity="0%" fo:font-size="10pt" fo:language="pt" fo:country="BR" officeooo:rsid="00880c6e" style:font-name-asian="Times New Roman" style:font-size-asian="10pt" style:font-name-complex="Arial" style:font-size-complex="10pt" style:language-complex="ar" style:country-complex="SA"/>
    </style:style>
    <style:style style:name="T66" style:family="text">
      <style:text-properties style:use-window-font-color="true" loext:opacity="0%" fo:font-size="10pt" fo:language="pt" fo:country="BR" officeooo:rsid="008993ae" style:font-name-asian="Times New Roman" style:font-size-asian="10pt" style:font-name-complex="Arial" style:font-size-complex="10pt" style:language-complex="ar" style:country-complex="SA"/>
    </style:style>
    <style:style style:name="T67" style:family="text">
      <style:text-properties style:use-window-font-color="true" loext:opacity="0%" fo:font-size="10pt" fo:language="pt" fo:country="BR" officeooo:rsid="008a3a2c" style:font-name-asian="Times New Roman" style:font-size-asian="10pt" style:font-name-complex="Arial" style:font-size-complex="10pt" style:language-complex="ar" style:country-complex="SA"/>
    </style:style>
    <style:style style:name="T68" style:family="text">
      <style:text-properties style:use-window-font-color="true" loext:opacity="0%" fo:font-size="10pt" fo:language="pt" fo:country="BR" officeooo:rsid="008efded" style:font-name-asian="Times New Roman" style:font-size-asian="10pt" style:font-name-complex="Arial" style:font-size-complex="10pt" style:language-complex="ar" style:country-complex="SA"/>
    </style:style>
    <style:style style:name="T69" style:family="text">
      <style:text-properties style:use-window-font-color="true" loext:opacity="0%" fo:font-size="10pt" fo:language="pt" fo:country="BR" officeooo:rsid="0082d348" style:font-name-asian="Times New Roman" style:font-size-asian="10pt" style:font-name-complex="Arial" style:font-size-complex="10pt" style:language-complex="ar" style:country-complex="SA"/>
    </style:style>
    <style:style style:name="T70" style:family="text">
      <style:text-properties style:use-window-font-color="true" loext:opacity="0%" fo:font-size="10pt" fo:language="pt" fo:country="BR" officeooo:rsid="001fa22f" style:font-name-asian="Times New Roman" style:font-size-asian="10pt" style:font-name-complex="Arial" style:font-size-complex="10pt" style:language-complex="ar" style:country-complex="SA"/>
    </style:style>
    <style:style style:name="T71" style:family="text">
      <style:text-properties style:use-window-font-color="true" loext:opacity="0%" fo:font-size="10pt" fo:language="pt" fo:country="BR" officeooo:rsid="00dcf2bb" style:font-name-asian="Times New Roman" style:font-size-asian="10pt" style:font-name-complex="Arial" style:font-size-complex="10pt" style:language-complex="ar" style:country-complex="SA"/>
    </style:style>
    <style:style style:name="T72" style:family="text">
      <style:text-properties style:use-window-font-color="true" loext:opacity="0%" fo:font-size="10pt" fo:language="pt" fo:country="BR" officeooo:rsid="00dd2959" style:font-name-asian="Times New Roman" style:font-size-asian="10pt" style:font-name-complex="Arial" style:font-size-complex="10pt" style:language-complex="ar" style:country-complex="SA"/>
    </style:style>
    <style:style style:name="T73" style:family="text">
      <style:text-properties style:use-window-font-color="true" loext:opacity="0%" fo:font-size="10pt" fo:language="pt" fo:country="BR" officeooo:rsid="00dd7a02" style:font-name-asian="Times New Roman" style:font-size-asian="10pt" style:font-name-complex="Arial" style:font-size-complex="10pt" style:language-complex="ar" style:country-complex="SA"/>
    </style:style>
    <style:style style:name="T74" style:family="text">
      <style:text-properties style:use-window-font-color="true" loext:opacity="0%" fo:font-size="10pt" fo:language="pt" fo:country="BR" officeooo:rsid="00de4cb4" style:font-name-asian="Times New Roman" style:font-size-asian="10pt" style:font-name-complex="Arial" style:font-size-complex="10pt" style:language-complex="ar" style:country-complex="SA"/>
    </style:style>
    <style:style style:name="T75" style:family="text">
      <style:text-properties style:use-window-font-color="true" loext:opacity="0%" fo:font-size="10pt" fo:language="pt" fo:country="BR" officeooo:rsid="00e4127c" style:font-name-asian="Times New Roman" style:font-size-asian="10pt" style:font-name-complex="Arial" style:font-size-complex="10pt" style:language-complex="ar" style:country-complex="SA"/>
    </style:style>
    <style:style style:name="T76" style:family="text">
      <style:text-properties style:use-window-font-color="true" loext:opacity="0%" fo:font-size="10pt" fo:language="pt" fo:country="BR" officeooo:rsid="00518986" style:font-name-asian="Times New Roman" style:font-size-asian="10pt" style:font-name-complex="Tahoma" style:font-size-complex="10pt" style:language-complex="ar" style:country-complex="SA"/>
    </style:style>
    <style:style style:name="T77" style:family="text">
      <style:text-properties style:use-window-font-color="true" loext:opacity="0%" fo:font-size="10pt" fo:language="pt" fo:country="BR" officeooo:rsid="005a150b" style:font-name-asian="Times New Roman" style:font-size-asian="10pt" style:font-name-complex="Tahoma" style:font-size-complex="10pt" style:language-complex="ar" style:country-complex="SA"/>
    </style:style>
    <style:style style:name="T78" style:family="text">
      <style:text-properties style:use-window-font-color="true" loext:opacity="0%" fo:font-size="10pt" fo:language="pt" fo:country="BR" officeooo:rsid="0055a31e" style:font-name-asian="Times New Roman" style:font-size-asian="10pt" style:font-name-complex="Tahoma" style:font-size-complex="10pt" style:language-complex="ar" style:country-complex="SA"/>
    </style:style>
    <style:style style:name="T79" style:family="text">
      <style:text-properties style:use-window-font-color="true" loext:opacity="0%" fo:font-size="10pt" fo:language="pt" fo:country="BR" officeooo:rsid="005828d1" style:font-name-asian="Times New Roman" style:font-size-asian="10pt" style:font-name-complex="Tahoma" style:font-size-complex="10pt" style:language-complex="ar" style:country-complex="SA"/>
    </style:style>
    <style:style style:name="T80" style:family="text">
      <style:text-properties style:use-window-font-color="true" loext:opacity="0%" fo:font-size="10pt" fo:language="pt" fo:country="BR" officeooo:rsid="0062b434" style:font-name-asian="Times New Roman" style:font-size-asian="10pt" style:font-name-complex="Tahoma" style:font-size-complex="10pt" style:language-complex="ar" style:country-complex="SA"/>
    </style:style>
    <style:style style:name="T81" style:family="text">
      <style:text-properties style:use-window-font-color="true" loext:opacity="0%" fo:font-size="10pt" fo:language="pt" fo:country="BR" officeooo:rsid="0060a067" style:font-name-asian="Times New Roman" style:font-size-asian="10pt" style:font-name-complex="Tahoma" style:font-size-complex="10pt" style:language-complex="ar" style:country-complex="SA"/>
    </style:style>
    <style:style style:name="T82" style:family="text">
      <style:text-properties style:use-window-font-color="true" loext:opacity="0%" fo:font-size="10pt" fo:language="pt" fo:country="BR" officeooo:rsid="0056c8d4" style:font-name-asian="Times New Roman" style:font-size-asian="10pt" style:font-name-complex="Tahoma" style:font-size-complex="10pt" style:language-complex="ar" style:country-complex="SA"/>
    </style:style>
    <style:style style:name="T83" style:family="text">
      <style:text-properties style:use-window-font-color="true" loext:opacity="0%" fo:font-size="10pt" fo:language="pt" fo:country="BR" officeooo:rsid="005dd6ad" style:font-name-asian="Times New Roman" style:font-size-asian="10pt" style:font-name-complex="Tahoma" style:font-size-complex="10pt" style:language-complex="ar" style:country-complex="SA"/>
    </style:style>
    <style:style style:name="T84" style:family="text">
      <style:text-properties style:use-window-font-color="true" loext:opacity="0%" fo:font-size="10pt" fo:language="pt" fo:country="BR" officeooo:rsid="005c44d4" style:font-name-asian="Times New Roman" style:font-size-asian="10pt" style:font-name-complex="Tahoma" style:font-size-complex="10pt" style:language-complex="ar" style:country-complex="SA"/>
    </style:style>
    <style:style style:name="T85" style:family="text">
      <style:text-properties style:use-window-font-color="true" loext:opacity="0%" fo:font-size="10pt" fo:language="pt" fo:country="BR" officeooo:rsid="0097e975" style:font-name-asian="Times New Roman" style:font-size-asian="10pt" style:font-name-complex="Tahoma" style:font-size-complex="10pt" style:language-complex="ar" style:country-complex="SA"/>
    </style:style>
    <style:style style:name="T86" style:family="text">
      <style:text-properties style:use-window-font-color="true" loext:opacity="0%" fo:font-size="10pt" fo:language="pt" fo:country="BR" officeooo:rsid="005833b7" style:font-name-asian="Times New Roman" style:font-size-asian="10pt" style:font-name-complex="Tahoma" style:font-size-complex="10pt" style:language-complex="ar" style:country-complex="SA"/>
    </style:style>
    <style:style style:name="T87" style:family="text">
      <style:text-properties style:use-window-font-color="true" loext:opacity="0%" fo:font-size="10pt" fo:language="pt" fo:country="BR" officeooo:rsid="005b9b2b" style:font-name-asian="Times New Roman" style:font-size-asian="10pt" style:font-name-complex="Tahoma" style:font-size-complex="10pt" style:language-complex="ar" style:country-complex="SA"/>
    </style:style>
    <style:style style:name="T88" style:family="text">
      <style:text-properties style:use-window-font-color="true" loext:opacity="0%" fo:font-size="10pt" fo:language="pt" fo:country="BR" officeooo:rsid="005fbb72" style:font-name-asian="Times New Roman" style:font-size-asian="10pt" style:font-name-complex="Tahoma" style:font-size-complex="10pt" style:language-complex="ar" style:country-complex="SA"/>
    </style:style>
    <style:style style:name="T89" style:family="text">
      <style:text-properties style:use-window-font-color="true" loext:opacity="0%" fo:font-size="10pt" fo:language="pt" fo:country="BR" officeooo:rsid="00632592" style:font-name-asian="Times New Roman" style:font-size-asian="10pt" style:font-name-complex="Tahoma" style:font-size-complex="10pt" style:language-complex="ar" style:country-complex="SA"/>
    </style:style>
    <style:style style:name="T90" style:family="text">
      <style:text-properties style:use-window-font-color="true" loext:opacity="0%" fo:font-size="10pt" fo:language="pt" fo:country="BR" officeooo:rsid="0063563a" style:font-name-asian="Times New Roman" style:font-size-asian="10pt" style:font-name-complex="Tahoma" style:font-size-complex="10pt" style:language-complex="ar" style:country-complex="SA"/>
    </style:style>
    <style:style style:name="T91" style:family="text">
      <style:text-properties style:use-window-font-color="true" loext:opacity="0%" fo:font-size="10pt" fo:language="pt" fo:country="BR" officeooo:rsid="00638faf" style:font-name-asian="Times New Roman" style:font-size-asian="10pt" style:font-name-complex="Tahoma" style:font-size-complex="10pt" style:language-complex="ar" style:country-complex="SA"/>
    </style:style>
    <style:style style:name="T92" style:family="text">
      <style:text-properties style:use-window-font-color="true" loext:opacity="0%" fo:font-size="10pt" fo:language="pt" fo:country="BR" officeooo:rsid="0060305b" style:font-name-asian="Times New Roman" style:font-size-asian="10pt" style:font-name-complex="Tahoma" style:font-size-complex="10pt" style:language-complex="ar" style:country-complex="SA"/>
    </style:style>
    <style:style style:name="T93" style:family="text">
      <style:text-properties style:use-window-font-color="true" loext:opacity="0%" fo:font-size="10pt" fo:language="pt" fo:country="BR" officeooo:rsid="00606ac6" style:font-name-asian="Times New Roman" style:font-size-asian="10pt" style:font-name-complex="Tahoma" style:font-size-complex="10pt" style:language-complex="ar" style:country-complex="SA"/>
    </style:style>
    <style:style style:name="T94" style:family="text">
      <style:text-properties style:use-window-font-color="true" loext:opacity="0%" fo:font-size="10pt" fo:language="pt" fo:country="BR" officeooo:rsid="0061e146" style:font-name-asian="Times New Roman" style:font-size-asian="10pt" style:font-name-complex="Tahoma" style:font-size-complex="10pt" style:language-complex="ar" style:country-complex="SA"/>
    </style:style>
    <style:style style:name="T95" style:family="text">
      <style:text-properties style:use-window-font-color="true" loext:opacity="0%" fo:font-size="10pt" fo:language="pt" fo:country="BR" officeooo:rsid="0064e873" style:font-name-asian="Times New Roman" style:font-size-asian="10pt" style:font-name-complex="Tahoma" style:font-size-complex="10pt" style:language-complex="ar" style:country-complex="SA"/>
    </style:style>
    <style:style style:name="T96" style:family="text">
      <style:text-properties style:use-window-font-color="true" loext:opacity="0%" fo:font-size="10pt" fo:language="pt" fo:country="BR" officeooo:rsid="006775cc" style:font-name-asian="Times New Roman" style:font-size-asian="10pt" style:font-name-complex="Tahoma" style:font-size-complex="10pt" style:language-complex="ar" style:country-complex="SA"/>
    </style:style>
    <style:style style:name="T97" style:family="text">
      <style:text-properties style:use-window-font-color="true" loext:opacity="0%" fo:font-size="10pt" fo:language="pt" fo:country="BR" officeooo:rsid="0065fcba" style:font-name-asian="Times New Roman" style:font-size-asian="10pt" style:font-name-complex="Tahoma" style:font-size-complex="10pt" style:language-complex="ar" style:country-complex="SA"/>
    </style:style>
    <style:style style:name="T98" style:family="text">
      <style:text-properties style:use-window-font-color="true" loext:opacity="0%" fo:font-size="10pt" fo:language="pt" fo:country="BR" officeooo:rsid="00688295" style:font-name-asian="Times New Roman" style:font-size-asian="10pt" style:font-name-complex="Tahoma" style:font-size-complex="10pt" style:language-complex="ar" style:country-complex="SA"/>
    </style:style>
    <style:style style:name="T99" style:family="text">
      <style:text-properties style:use-window-font-color="true" loext:opacity="0%" fo:font-size="10pt" fo:language="pt" fo:country="BR" officeooo:rsid="0065e1a0" style:font-name-asian="Times New Roman" style:font-size-asian="10pt" style:font-name-complex="Tahoma" style:font-size-complex="10pt" style:language-complex="ar" style:country-complex="SA"/>
    </style:style>
    <style:style style:name="T100" style:family="text">
      <style:text-properties style:use-window-font-color="true" loext:opacity="0%" fo:font-size="10pt" fo:language="pt" fo:country="BR" officeooo:rsid="0068a5b4" style:font-name-asian="Times New Roman" style:font-size-asian="10pt" style:font-name-complex="Tahoma" style:font-size-complex="10pt" style:language-complex="ar" style:country-complex="SA"/>
    </style:style>
    <style:style style:name="T101" style:family="text">
      <style:text-properties style:use-window-font-color="true" loext:opacity="0%" fo:font-size="10pt" fo:language="pt" fo:country="BR" officeooo:rsid="006c2021" style:font-name-asian="Times New Roman" style:font-size-asian="10pt" style:font-name-complex="Tahoma" style:font-size-complex="10pt" style:language-complex="ar" style:country-complex="SA"/>
    </style:style>
    <style:style style:name="T102" style:family="text">
      <style:text-properties style:use-window-font-color="true" loext:opacity="0%" fo:font-size="10pt" fo:language="pt" fo:country="BR" officeooo:rsid="00a72de8" style:font-name-asian="Times New Roman" style:font-size-asian="10pt" style:font-name-complex="Tahoma" style:font-size-complex="10pt" style:language-complex="ar" style:country-complex="SA"/>
    </style:style>
    <style:style style:name="T103" style:family="text">
      <style:text-properties style:use-window-font-color="true" loext:opacity="0%" fo:font-size="10pt" fo:language="pt" fo:country="BR" officeooo:rsid="006cb547" style:font-name-asian="Times New Roman" style:font-size-asian="10pt" style:font-name-complex="Tahoma" style:font-size-complex="10pt" style:language-complex="ar" style:country-complex="SA"/>
    </style:style>
    <style:style style:name="T104" style:family="text">
      <style:text-properties style:use-window-font-color="true" loext:opacity="0%" fo:font-size="10pt" fo:language="pt" fo:country="BR" officeooo:rsid="006e2a97" style:font-name-asian="Times New Roman" style:font-size-asian="10pt" style:font-name-complex="Tahoma" style:font-size-complex="10pt" style:language-complex="ar" style:country-complex="SA"/>
    </style:style>
    <style:style style:name="T105" style:family="text">
      <style:text-properties style:use-window-font-color="true" loext:opacity="0%" fo:font-size="10pt" fo:language="pt" fo:country="BR" officeooo:rsid="006fd22f" style:font-name-asian="Times New Roman" style:font-size-asian="10pt" style:font-name-complex="Tahoma" style:font-size-complex="10pt" style:language-complex="ar" style:country-complex="SA"/>
    </style:style>
    <style:style style:name="T106" style:family="text">
      <style:text-properties style:use-window-font-color="true" loext:opacity="0%" fo:font-size="10pt" fo:language="pt" fo:country="BR" officeooo:rsid="00703360" style:font-name-asian="Times New Roman" style:font-size-asian="10pt" style:font-name-complex="Tahoma" style:font-size-complex="10pt" style:language-complex="ar" style:country-complex="SA"/>
    </style:style>
    <style:style style:name="T107" style:family="text">
      <style:text-properties style:use-window-font-color="true" loext:opacity="0%" fo:font-size="10pt" fo:language="pt" fo:country="BR" officeooo:rsid="0070ee3e" style:font-name-asian="Times New Roman" style:font-size-asian="10pt" style:font-name-complex="Tahoma" style:font-size-complex="10pt" style:language-complex="ar" style:country-complex="SA"/>
    </style:style>
    <style:style style:name="T108" style:family="text">
      <style:text-properties style:use-window-font-color="true" loext:opacity="0%" fo:font-size="10pt" fo:language="pt" fo:country="BR" officeooo:rsid="00722326" style:font-name-asian="Times New Roman" style:font-size-asian="10pt" style:font-name-complex="Tahoma" style:font-size-complex="10pt" style:language-complex="ar" style:country-complex="SA"/>
    </style:style>
    <style:style style:name="T109" style:family="text">
      <style:text-properties style:use-window-font-color="true" loext:opacity="0%" fo:font-size="10pt" fo:language="pt" fo:country="BR" officeooo:rsid="00732d18" style:font-name-asian="Times New Roman" style:font-size-asian="10pt" style:font-name-complex="Tahoma" style:font-size-complex="10pt" style:language-complex="ar" style:country-complex="SA"/>
    </style:style>
    <style:style style:name="T110" style:family="text">
      <style:text-properties style:use-window-font-color="true" loext:opacity="0%" fo:font-size="10pt" fo:language="pt" fo:country="BR" officeooo:rsid="00755863" style:font-name-asian="Times New Roman" style:font-size-asian="10pt" style:font-name-complex="Tahoma" style:font-size-complex="10pt" style:language-complex="ar" style:country-complex="SA"/>
    </style:style>
    <style:style style:name="T111" style:family="text">
      <style:text-properties style:use-window-font-color="true" loext:opacity="0%" fo:font-size="10pt" fo:language="pt" fo:country="BR" officeooo:rsid="007602ff" style:font-name-asian="Times New Roman" style:font-size-asian="10pt" style:font-name-complex="Tahoma" style:font-size-complex="10pt" style:language-complex="ar" style:country-complex="SA"/>
    </style:style>
    <style:style style:name="T112" style:family="text">
      <style:text-properties style:use-window-font-color="true" loext:opacity="0%" fo:font-size="10pt" fo:language="pt" fo:country="BR" officeooo:rsid="0077da98" style:font-name-asian="Times New Roman" style:font-size-asian="10pt" style:font-name-complex="Tahoma" style:font-size-complex="10pt" style:language-complex="ar" style:country-complex="SA"/>
    </style:style>
    <style:style style:name="T113" style:family="text">
      <style:text-properties style:use-window-font-color="true" loext:opacity="0%" fo:font-size="10pt" fo:language="pt" fo:country="BR" officeooo:rsid="0078c37c" style:font-name-asian="Times New Roman" style:font-size-asian="10pt" style:font-name-complex="Tahoma" style:font-size-complex="10pt" style:language-complex="ar" style:country-complex="SA"/>
    </style:style>
    <style:style style:name="T114" style:family="text">
      <style:text-properties style:use-window-font-color="true" loext:opacity="0%" fo:font-size="10pt" fo:language="pt" fo:country="BR" officeooo:rsid="007a53de" style:font-name-asian="Times New Roman" style:font-size-asian="10pt" style:font-name-complex="Tahoma" style:font-size-complex="10pt" style:language-complex="ar" style:country-complex="SA"/>
    </style:style>
    <style:style style:name="T115" style:family="text">
      <style:text-properties style:use-window-font-color="true" loext:opacity="0%" fo:font-size="10pt" fo:language="pt" fo:country="BR" officeooo:rsid="007bda3e" style:font-name-asian="Times New Roman" style:font-size-asian="10pt" style:font-name-complex="Tahoma" style:font-size-complex="10pt" style:language-complex="ar" style:country-complex="SA"/>
    </style:style>
    <style:style style:name="T116" style:family="text">
      <style:text-properties style:use-window-font-color="true" loext:opacity="0%" fo:font-size="10pt" fo:language="pt" fo:country="BR" officeooo:rsid="007cfffe" style:font-name-asian="Times New Roman" style:font-size-asian="10pt" style:font-name-complex="Tahoma" style:font-size-complex="10pt" style:language-complex="ar" style:country-complex="SA"/>
    </style:style>
    <style:style style:name="T117" style:family="text">
      <style:text-properties style:use-window-font-color="true" loext:opacity="0%" fo:font-size="10pt" fo:language="pt" fo:country="BR" officeooo:rsid="007f158a" style:font-name-asian="Times New Roman" style:font-size-asian="10pt" style:font-name-complex="Tahoma" style:font-size-complex="10pt" style:language-complex="ar" style:country-complex="SA"/>
    </style:style>
    <style:style style:name="T118" style:family="text">
      <style:text-properties style:use-window-font-color="true" loext:opacity="0%" fo:font-size="10pt" fo:language="pt" fo:country="BR" officeooo:rsid="007ed79c" style:font-name-asian="Times New Roman" style:font-size-asian="10pt" style:font-name-complex="Tahoma" style:font-size-complex="10pt" style:language-complex="ar" style:country-complex="SA"/>
    </style:style>
    <style:style style:name="T119" style:family="text">
      <style:text-properties style:use-window-font-color="true" loext:opacity="0%" style:font-name="Tahoma" fo:font-size="10pt" fo:language="pt" fo:country="BR" officeooo:rsid="00b8dfd8" style:font-name-asian="Times New Roman" style:font-size-asian="10pt" style:font-name-complex="Arial" style:font-size-complex="10pt" style:language-complex="ar" style:country-complex="SA"/>
    </style:style>
    <style:style style:name="T120" style:family="text">
      <style:text-properties style:use-window-font-color="true" loext:opacity="0%" style:font-name="Tahoma" fo:font-size="10pt" fo:language="pt" fo:country="BR" officeooo:rsid="00bb3723" style:font-name-asian="Times New Roman" style:font-size-asian="10pt" style:font-name-complex="Arial" style:font-size-complex="10pt" style:language-complex="ar" style:country-complex="SA"/>
    </style:style>
    <style:style style:name="T121" style:family="text">
      <style:text-properties style:use-window-font-color="true" loext:opacity="0%" style:font-name="Tahoma" fo:font-size="10pt" fo:language="pt" fo:country="BR" officeooo:rsid="00ba478e" style:font-name-asian="Times New Roman" style:font-size-asian="10pt" style:font-name-complex="Arial" style:font-size-complex="10pt" style:language-complex="ar" style:country-complex="SA"/>
    </style:style>
    <style:style style:name="T122" style:family="text">
      <style:text-properties style:use-window-font-color="true" loext:opacity="0%" style:font-name="Tahoma" fo:font-size="10pt" fo:language="pt" fo:country="BR" officeooo:rsid="00bc1b5b" style:font-name-asian="Times New Roman" style:font-size-asian="10pt" style:font-name-complex="Arial" style:font-size-complex="10pt" style:language-complex="ar" style:country-complex="SA"/>
    </style:style>
    <style:style style:name="T123" style:family="text">
      <style:text-properties style:use-window-font-color="true" loext:opacity="0%" style:font-name="Tahoma" fo:font-size="10pt" fo:language="pt" fo:country="BR" officeooo:rsid="00bd97be" style:font-name-asian="Times New Roman" style:font-size-asian="10pt" style:font-name-complex="Arial" style:font-size-complex="10pt" style:language-complex="ar" style:country-complex="SA"/>
    </style:style>
    <style:style style:name="T124" style:family="text">
      <style:text-properties style:use-window-font-color="true" loext:opacity="0%" style:font-name="Tahoma" fo:font-size="10pt" fo:language="pt" fo:country="BR" officeooo:rsid="00bda3c7" style:font-name-asian="Times New Roman" style:font-size-asian="10pt" style:font-name-complex="Arial" style:font-size-complex="10pt" style:language-complex="ar" style:country-complex="SA"/>
    </style:style>
    <style:style style:name="T125" style:family="text">
      <style:text-properties style:use-window-font-color="true" loext:opacity="0%" style:font-name="Tahoma" fo:font-size="10pt" fo:language="pt" fo:country="BR" officeooo:rsid="00c1cda2" style:font-name-asian="Times New Roman" style:font-size-asian="10pt" style:font-name-complex="Arial" style:font-size-complex="10pt" style:language-complex="ar" style:country-complex="SA"/>
    </style:style>
    <style:style style:name="T126" style:family="text">
      <style:text-properties style:use-window-font-color="true" loext:opacity="0%" style:font-name="Tahoma" fo:font-size="10pt" fo:language="pt" fo:country="BR" officeooo:rsid="00c300f3" style:font-name-asian="Times New Roman" style:font-size-asian="10pt" style:font-name-complex="Arial" style:font-size-complex="10pt" style:language-complex="ar" style:country-complex="SA"/>
    </style:style>
    <style:style style:name="T127" style:family="text">
      <style:text-properties style:use-window-font-color="true" loext:opacity="0%" style:font-name="Tahoma" fo:font-size="10pt" fo:language="pt" fo:country="BR" officeooo:rsid="00c3738e" style:font-name-asian="Times New Roman" style:font-size-asian="10pt" style:font-name-complex="Arial" style:font-size-complex="10pt" style:language-complex="ar" style:country-complex="SA"/>
    </style:style>
    <style:style style:name="T128" style:family="text">
      <style:text-properties style:use-window-font-color="true" loext:opacity="0%" style:font-name="Tahoma" fo:font-size="10pt" fo:language="pt" fo:country="BR" officeooo:rsid="00c4a080" style:font-name-asian="Times New Roman" style:font-size-asian="10pt" style:font-name-complex="Arial" style:font-size-complex="10pt" style:language-complex="ar" style:country-complex="SA"/>
    </style:style>
    <style:style style:name="T129" style:family="text">
      <style:text-properties style:use-window-font-color="true" loext:opacity="0%" style:font-name="Tahoma" fo:font-size="10pt" fo:language="pt" fo:country="BR" officeooo:rsid="00c5d122" style:font-name-asian="Times New Roman" style:font-size-asian="10pt" style:font-name-complex="Arial" style:font-size-complex="10pt" style:language-complex="ar" style:country-complex="SA"/>
    </style:style>
    <style:style style:name="T130" style:family="text">
      <style:text-properties style:use-window-font-color="true" loext:opacity="0%" style:font-name="Tahoma" fo:font-size="10pt" fo:language="pt" fo:country="BR" officeooo:rsid="00c81ab2" style:font-name-asian="Times New Roman" style:font-size-asian="10pt" style:font-name-complex="Arial" style:font-size-complex="10pt" style:language-complex="ar" style:country-complex="SA"/>
    </style:style>
    <style:style style:name="T131" style:family="text">
      <style:text-properties style:use-window-font-color="true" loext:opacity="0%" style:font-name="Tahoma" fo:font-size="10pt" fo:language="pt" fo:country="BR" officeooo:rsid="00c9df83" style:font-name-asian="Times New Roman" style:font-size-asian="10pt" style:font-name-complex="Arial" style:font-size-complex="10pt" style:language-complex="ar" style:country-complex="SA"/>
    </style:style>
    <style:style style:name="T132" style:family="text">
      <style:text-properties style:use-window-font-color="true" loext:opacity="0%" style:font-name="Tahoma" fo:font-size="10pt" fo:language="pt" fo:country="BR" officeooo:rsid="00cafe7b" style:font-name-asian="Times New Roman" style:font-size-asian="10pt" style:font-name-complex="Arial" style:font-size-complex="10pt" style:language-complex="ar" style:country-complex="SA"/>
    </style:style>
    <style:style style:name="T133" style:family="text">
      <style:text-properties style:use-window-font-color="true" loext:opacity="0%" style:font-name="Tahoma" fo:font-size="10pt" fo:language="pt" fo:country="BR" officeooo:rsid="00cea892" style:font-name-asian="Times New Roman" style:font-size-asian="10pt" style:font-name-complex="Arial" style:font-size-complex="10pt" style:language-complex="ar" style:country-complex="SA"/>
    </style:style>
    <style:style style:name="T134" style:family="text">
      <style:text-properties style:use-window-font-color="true" loext:opacity="0%" style:font-name="Tahoma" fo:font-size="10pt" fo:language="pt" fo:country="BR" officeooo:rsid="00cffc93" style:font-name-asian="Times New Roman" style:font-size-asian="10pt" style:font-name-complex="Arial" style:font-size-complex="10pt" style:language-complex="ar" style:country-complex="SA"/>
    </style:style>
    <style:style style:name="T135" style:family="text">
      <style:text-properties style:use-window-font-color="true" loext:opacity="0%" style:font-name="Tahoma" fo:font-size="10pt" fo:language="pt" fo:country="BR" officeooo:rsid="00d1d33d" style:font-name-asian="Times New Roman" style:font-size-asian="10pt" style:font-name-complex="Arial" style:font-size-complex="10pt" style:language-complex="ar" style:country-complex="SA"/>
    </style:style>
    <style:style style:name="T136" style:family="text">
      <style:text-properties style:use-window-font-color="true" loext:opacity="0%" style:font-name="Tahoma" fo:font-size="10pt" fo:language="pt" fo:country="BR" officeooo:rsid="00d33f72" style:font-name-asian="Times New Roman" style:font-size-asian="10pt" style:font-name-complex="Arial" style:font-size-complex="10pt" style:language-complex="ar" style:country-complex="SA"/>
    </style:style>
    <style:style style:name="T137" style:family="text">
      <style:text-properties style:use-window-font-color="true" loext:opacity="0%" style:font-name="Tahoma" fo:font-size="10pt" fo:language="pt" fo:country="BR" officeooo:rsid="00d35d5d" style:font-name-asian="Times New Roman" style:font-size-asian="10pt" style:font-name-complex="Arial" style:font-size-complex="10pt" style:language-complex="ar" style:country-complex="SA"/>
    </style:style>
    <style:style style:name="T138" style:family="text">
      <style:text-properties style:use-window-font-color="true" loext:opacity="0%" style:font-name="Tahoma" fo:font-size="10pt" fo:language="pt" fo:country="BR" officeooo:rsid="00d518ab" style:font-name-asian="Times New Roman" style:font-size-asian="10pt" style:font-name-complex="Arial" style:font-size-complex="10pt" style:language-complex="ar" style:country-complex="SA"/>
    </style:style>
    <style:style style:name="T139" style:family="text">
      <style:text-properties style:use-window-font-color="true" loext:opacity="0%" style:font-name="Tahoma" fo:font-size="10pt" fo:language="pt" fo:country="BR" officeooo:rsid="00d6ac14" style:font-name-asian="Times New Roman" style:font-size-asian="10pt" style:font-name-complex="Arial" style:font-size-complex="10pt" style:language-complex="ar" style:country-complex="SA"/>
    </style:style>
    <style:style style:name="T140" style:family="text">
      <style:text-properties style:use-window-font-color="true" loext:opacity="0%" style:font-name="Tahoma" fo:font-size="10pt" fo:language="pt" fo:country="BR" officeooo:rsid="00d727e1" style:font-name-asian="Times New Roman" style:font-size-asian="10pt" style:font-name-complex="Arial" style:font-size-complex="10pt" style:language-complex="ar" style:country-complex="SA"/>
    </style:style>
    <style:style style:name="T141" style:family="text">
      <style:text-properties style:use-window-font-color="true" loext:opacity="0%" style:font-name="Tahoma" fo:font-size="10pt" fo:language="pt" fo:country="BR" officeooo:rsid="00d86f93" style:font-name-asian="Times New Roman" style:font-size-asian="10pt" style:font-name-complex="Arial" style:font-size-complex="10pt" style:language-complex="ar" style:country-complex="SA"/>
    </style:style>
    <style:style style:name="T142" style:family="text">
      <style:text-properties style:use-window-font-color="true" loext:opacity="0%" style:font-name="Tahoma" fo:font-size="10pt" fo:language="pt" fo:country="BR" officeooo:rsid="00da3e09" style:font-name-asian="Times New Roman" style:font-size-asian="10pt" style:font-name-complex="Arial" style:font-size-complex="10pt" style:language-complex="ar" style:country-complex="SA"/>
    </style:style>
    <style:style style:name="T143" style:family="text">
      <style:text-properties style:use-window-font-color="true" loext:opacity="0%" style:font-name="Tahoma" fo:font-size="10pt" fo:language="pt" fo:country="BR" officeooo:rsid="00da8e3e" style:font-name-asian="Times New Roman" style:font-size-asian="10pt" style:font-name-complex="Arial" style:font-size-complex="10pt" style:language-complex="ar" style:country-complex="SA"/>
    </style:style>
    <style:style style:name="T144" style:family="text">
      <style:text-properties fo:font-size="10pt" style:font-size-asian="10pt" style:font-size-complex="10pt"/>
    </style:style>
    <style:style style:name="T145" style:family="text">
      <style:text-properties style:font-name="Tahoma" style:font-name-complex="Ari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2">USO DA SIMULAÇÃO BASEADA EM AGENTES PARA ANÁLISE E OTIMIZAÇÃO DA REDE DE TRANSPORTE PÚBLICO URBANO DA CIDADE DE MOSSORÓ</text:h>
      <text:h text:style-name="P35" text:outline-level="2">(DESENVOLVIDO PELO ESTUDANTE)</text:h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RELATÓRIO FINAL</text:p>
      <text:p text:style-name="P12"/>
      <text:p text:style-name="P10"/>
      <text:p text:style-name="P10"/>
      <text:p text:style-name="P10"/>
      <text:p text:style-name="P10"/>
      <text:p text:style-name="P14">VITOR OLIVEIRA ROPKE </text:p>
      <text:p text:style-name="P17"><text:s/>2017010524</text:p>
      <text:p text:style-name="P24">CIÊNCIA DA COMPUTAÇÃO</text:p>
      <text:p text:style-name="P14">PICI (IC)</text:p>
      <text:p text:style-name="P14"/>
      <text:p text:style-name="P10"/>
      <text:p text:style-name="P10"/>
      <text:p text:style-name="P10"/>
      <text:p text:style-name="P10"/>
      <text:p text:style-name="P14">NOME DO ORIENTADOR: FABIO FRANCISCO DA COSTA FONTES</text:p>
      <text:p text:style-name="P14">DEPARTAMENTO DO ORIENTADOR: DEPARTAMENTO DE COMPUTAÇÃO</text:p>
      <text:p text:style-name="P14">GRANDE ÁREA DE CONHECIMENTO</text:p>
      <text:p text:style-name="P14">ÁREA DE CONHECIMENTO</text:p>
      <text:p text:style-name="P29"/>
      <text:p text:style-name="P29"/>
      <text:p text:style-name="P29"/>
      <text:p text:style-name="P29"/>
      <text:p text:style-name="P15"/>
      <text:p text:style-name="P15">MOSSORÓ-UFERSA</text:p>
      <text:p text:style-name="P5"><text:span text:style-name="T29">AGOSTO</text:span><text:span text:style-name="T27">, </text:span><text:span text:style-name="T29">2021</text:span></text:p>
      <text:p text:style-name="P33">1. ATIVIDADES DESENVOLVIDAS NO PERÍODO:</text:p>
      <text:p text:style-name="P18"/>
      <text:p text:style-name="P39"><text:span text:style-name="T2"><text:tab/>Nesta pesquisa, o sistema de transporte público da cidade de Mossoró tem sido estudado através da modelagem e simulação baseada em agentes. A análise e proposição das rotas do transporte, utilizando cenários comparativos por meio da simulação, são realizadas sem a necessidade de intervenções no sistema real.</text:span></text:p>
      <text:p text:style-name="P39"><text:span text:style-name="T70"><text:tab/>No estudo sobre o transporte público da cidade de Mossoró, por tratar-se de uma instância de grande porte, utilizou-se o toolkit MATSim (Multi-Agent Transport Simulation), um framework de código aberto que além de sua especificidade para o transporte público, ainda permite tratar instâncias com um grande volume de informação.</text:span></text:p>
      <text:p text:style-name="P39"><text:span text:style-name="T70"><text:tab/>A parceria com a única empresa de ônibus da cidade (empresa Cidade do Sol) contribui para aquisição dos dados. Porém, outras fontes também foram importantes para construção do cenário, </text:span><text:span text:style-name="T72">como</text:span><text:span text:style-name="T70"> </text:span><text:span text:style-name="T71">os sites</text:span><text:span text:style-name="T70"> OpenStreetMap </text:span><text:span text:style-name="T73">(OSM)</text:span><text:span text:style-name="T70">, CittaMobi, Moovit </text:span><text:span text:style-name="T73">e o EPSG.io</text:span><text:span text:style-name="T70">.</text:span></text:p>
      <text:p text:style-name="P39"><text:span text:style-name="T70"><text:tab/>Neste relatório, extensões do toolkit (JOSM MATSim Plugin, GTFS2MATSim e Simunto Via) utilizados para a simulação e a construção dos arquivos de descrição (config.xml, network.xml, </text:span><text:span text:style-name="T72">facilities.xml,</text:span><text:span text:style-name="T70"> population.xml, transitSchedule.xml </text:span><text:span text:style-name="T74">e</text:span><text:span text:style-name="T70"> transitVehicles.xml) serão relatados. </text:span></text:p>
      <text:p text:style-name="P40"><text:span text:style-name="T70"><text:tab/>O arquivo de descrição population.xml, o qual apresenta o deslocamento de agentes entre origem e destino, terá uma atenção extra neste relatório, pois este tipo de informação não foi obtida nem mesmo junto a empresa de ônibus. </text:span></text:p>
      <text:p text:style-name="P40"><text:span text:style-name="T70"><text:tab/>Um</text:span><text:span text:style-name="T75">a</text:span><text:span text:style-name="T70"> simula</text:span><text:span text:style-name="T75">ção</text:span><text:span text:style-name="T70"> foi construíd</text:span><text:span text:style-name="T75">a</text:span><text:span text:style-name="T55"> deixando o mais próximo possível com o modelo atual de transporte público em Mossoró. </text:span><text:span text:style-name="T60">Para gerar o mapa foi necessário utilizar um aplicativo chamado JOSM com uma extensão do </text:span><text:span text:style-name="T56">MATSim</text:span><text:span text:style-name="T60">. Assim foi possível extrair os nós e os links do OpenStreetMap e gerar o arquivo ‘network’ de forma que o </text:span><text:span text:style-name="T56">MATSim</text:span><text:span text:style-name="T60"> </text:span><text:span text:style-name="T61">consiga lê-lo.</text:span></text:p>
      <text:p text:style-name="P20"><text:span text:style-name="T55"><text:tab/></text:span><text:span text:style-name="T62">A maior parte do trabalho foi feita em cima de</text:span><text:span text:style-name="T63"> ‘</text:span><text:span text:style-name="T76">transitSchedule’. </text:span><text:span text:style-name="T78">Esse arquivo define as paradas </text:span><text:span text:style-name="T79">de ônibus</text:span><text:span text:style-name="T78"> (coordenadas X e Y [sistema de coordenadas EPSG:3857], </text:span><text:span text:style-name="T80">id</text:span><text:span text:style-name="T78"> [foi usado ponto de referência ou rua/avenida para identificar cada parada] e </text:span><text:span text:style-name="T81">a</text:span><text:span text:style-name="T78"> referência </text:span><text:span text:style-name="T81">do link</text:span><text:span text:style-name="T78"> [</text:span><text:span text:style-name="T82">algo equivalente a rua/avenida onde </text:span><text:span text:style-name="T83">cad</text:span><text:span text:style-name="T84">a</text:span><text:span text:style-name="T82"> parada está localizada</text:span><text:span text:style-name="T78">]) </text:span><text:span text:style-name="T79">e as linhas de ônibus (id da linha, paradas [usando o id da parada, definido anteriormente </text:span><text:span text:style-name="T85">e o tempo de permanência</text:span><text:span text:style-name="T79">], rota [definida usando os links por onde os ônibus passarão] e horários de partida com a referência do veículo que fará </text:span><text:span text:style-name="T86">a viagem em</text:span><text:span text:style-name="T79"> determinado horário). </text:span><text:span text:style-name="T77">As paradas em ‘</text:span><text:span text:style-name="T76">transitSchedule’ </text:span><text:span text:style-name="T77">também foram usadas em ‘facilities’, mas </text:span><text:span text:style-name="T87">sem </text:span><text:span text:style-name="T77">a necessidade de colocar o link de referência.</text:span></text:p>
      <text:p text:style-name="P20"><text:span text:style-name="T77"><text:tab/>‘ </text:span><text:span text:style-name="T76">transitVehicles’ </text:span><text:span text:style-name="T88">contém as informações dos ônibus. Aqui é definido o tipo do veículo (id </text:span><text:span text:style-name="T80">[</text:span><text:span text:style-name="T89">foi usad</text:span><text:span text:style-name="T90">o marca e modelo</text:span><text:span text:style-name="T89"> da encarroçadora </text:span><text:span text:style-name="T90">junto com marca e modelo do chassi</text:span><text:span text:style-name="T80">]</text:span><text:span text:style-name="T88">, número de assentos, capacidade de pessoas em pé e </text:span><text:span text:style-name="T91">comprimento</text:span><text:span text:style-name="T88"> em metros) e </text:span><text:span text:style-name="T92">o veículo em si (id </text:span><text:span text:style-name="T80">[</text:span><text:span text:style-name="T89">foi usada</text:span><text:span text:style-name="T80"> a numeração real do ônibus]</text:span><text:span text:style-name="T92"> e </text:span><text:span text:style-name="T93">referência do tipo </text:span><text:span text:style-name="T94">de veículo[id do tipo do veículo]</text:span><text:span text:style-name="T92">).</text:span></text:p>
      <text:p text:style-name="P21"><text:span text:style-name="T92"><text:tab/></text:span><text:span text:style-name="T95">O arquivo ‘population’ possui a rotina de cada pessoa (horário </text:span><text:span text:style-name="T96">de saída</text:span><text:span text:style-name="T95">, </text:span><text:span text:style-name="T97">coordenadas</text:span><text:span text:style-name="T95"> </text:span><text:span text:style-name="T97">e tipo de evento (casa, trabalho, compras, lazer, escola, etc…)</text:span><text:span text:style-name="T95">) </text:span><text:span text:style-name="T98">e</text:span><text:span text:style-name="T95"> </text:span><text:span text:style-name="T99">modo de deslocamento (carro, moto, a pé, de ônibus, etc…). </text:span><text:span text:style-name="T100">Esses dados foram criados de forma fictícia utilizando scripts que cria rotinas aleatórias, </text:span><text:span text:style-name="T101">sendo possível</text:span><text:span text:style-name="T100"> definir número de pessoas e área por onde essas pessoas serão distribuídas (coordenadas mínimas e máximas [‘</text:span><text:span text:style-name="T102">x</text:span><text:span text:style-name="T100">Minimo’, ‘</text:span><text:span text:style-name="T102">x</text:span><text:span text:style-name="T100">Maximo’, ‘</text:span><text:span text:style-name="T102">y</text:span><text:span text:style-name="T100">Minimo’, ‘</text:span><text:span text:style-name="T102">y</text:span><text:span text:style-name="T100">Maximo’]). </text:span><text:span text:style-name="T103">Esse script também observa áreas vazias no mapa (sem </text:span><text:span text:style-name="T104">vias de tráfego</text:span><text:span text:style-name="T103">) </text:span><text:span text:style-name="T105">e evita que pessoas sejam geradas nesses locais </text:span><text:span text:style-name="T106">(podem ser áreas </text:span><text:span text:style-name="T107">alagadas ou de vegetação</text:span><text:span text:style-name="T106">)</text:span><text:span text:style-name="T105">. </text:span><text:span text:style-name="T108">Para isso foi necessário usar as coordenadas d</text:span><text:span text:style-name="T109">os nós</text:span><text:span text:style-name="T108"> do mapa. </text:span><text:span text:style-name="T110">Então, outro script foi criado para extrair os nós do arquivo ‘network’, ordená-los de forma crescente (cada coordenada é um número) e escrever </text:span><text:span text:style-name="T111">ess</text:span><text:span text:style-name="T110">as coordenadas (excluindo id, tags e outras informações que existem no ‘xml’) em um arquivo ‘txt’, </text:span><text:span text:style-name="T112">que </text:span><text:span text:style-name="T113">é</text:span><text:span text:style-name="T112"> usado no primeiro script. </text:span><text:span text:style-name="T114">Também foi criado um programa em Java </text:span><text:span text:style-name="T115">que usa</text:span><text:span text:style-name="T114"> captação de sinal de Bluetooth para identificar embarque e desembarque de pessoas </text:span><text:span text:style-name="T116">e também um programa em Python de detecção e classificação de pessoas usando câmeras internas dos ônibus que </text:span><text:span text:style-name="T117">também</text:span><text:span text:style-name="T116"> </text:span><text:span text:style-name="T118">tenta</text:span><text:span text:style-name="T116"> identifica</text:span><text:span text:style-name="T118">r</text:span><text:span text:style-name="T116"> embarque e desembarque de pessoas.</text:span></text:p>
      <text:p text:style-name="P19"><text:span text:style-name="T3"><text:tab/></text:span><text:span text:style-name="T64">Foram utilizadas</text:span><text:span text:style-name="T4"> extensões do </text:span><text:span text:style-name="T5">MATSim</text:span><text:span text:style-name="T4"> para montar cenários com sinais de trânsito. </text:span><text:span text:style-name="T6">São usados mais três arquivos. ‘signal_systems’, ‘signal_control’ </text:span><text:span text:style-name="T7">e ‘signal_groups’. </text:span><text:span text:style-name="T6">‘signal_systems’ </text:span><text:span text:style-name="T7">define cada semáforo de um cruzamento. </text:span><text:span text:style-name="T8">Cada semáforo possui a referência do link e um id. Esses semáforos são agrupados </text:span><text:span text:style-name="T9">em um sistema de sinal (signalSystem) que também possui id. </text:span><text:span text:style-name="T10">Esse sistema de sinal possui grupos de sinais </text:span><text:span text:style-name="T11">(arquivo </text:span><text:span text:style-name="T7">‘signal_groups’</text:span><text:span text:style-name="T11">)</text:span><text:span text:style-name="T10"> que possuem id e usam a referência dos semáforos. </text:span><text:span text:style-name="T65">Todos os semáforos de um grupo </text:span><text:span text:style-name="T66">ficam</text:span><text:span text:style-name="T65"> no mesmo estado (verde, amarelo ou vermelho), </text:span><text:span text:style-name="T67">ou seja, sincronizados</text:span><text:span text:style-name="T65">. </text:span><text:span text:style-name="T68">No arquivo </text:span><text:span text:style-name="T69">‘signal_control’, </text:span><text:span text:style-name="T68">é feito o controle dos sistemas. Em </text:span><text:soft-page-break/><text:span text:style-name="T68">cada sistema é necessário colocar os grupos, onde será definido o tempo em que ficará verde ou vermelho e o horário que o controle liga e desliga, ou seja, os semáforos são ativados e desativados (desativado significa que os semáforos estão em alerta, piscando no amarelo, por exemplo).</text:span></text:p>
      <text:p text:style-name="P11"/>
      <text:p text:style-name="P32">2. FACILIDADES E/OU DIFICULDADES TÉCNICAS, CIENTÍFICAS, ECONÔMICAS, ADMINISTRATIVAS; OUTROS FATORES (CRÍTICAS E/OU SUGESTÕES):</text:p>
      <text:p text:style-name="P7"/>
      <text:p text:style-name="P22"><text:span text:style-name="T14"><text:tab/></text:span><text:span text:style-name="T15">A </text:span><text:span text:style-name="T16">falta de demanda (matriz origem-destino) nos </text:span><text:span text:style-name="T21">fez</text:span><text:span text:style-name="T16"> buscar outras alternativas como, usar os vídeos internos dos ônibus disponibilizados pela empresa </text:span><text:span text:style-name="T39">afim de</text:span><text:span text:style-name="T17"> identificar e classificar as pessoas. Porém os algoritmos não foram capazes de </text:span><text:span text:style-name="T30">classificar</text:span><text:span text:style-name="T17"> pessoa</text:span><text:span text:style-name="T18">s</text:span><text:span text:style-name="T17"> quando de costas ou de lado. O ângulo da câmera favoreceu esse problema. A face é </text:span><text:span text:style-name="T31">capturada</text:span><text:span text:style-name="T17"> na entrada, mas não na saída. </text:span></text:p>
      <text:p text:style-name="P22"><text:span text:style-name="T17"><text:tab/></text:span><text:span text:style-name="T22">Resolução de </text:span><text:span text:style-name="T40">d</text:span><text:span text:style-name="T19">úvidas no MATSim às vezes foram muito demoradas devido a falta de clareza e links incorretos ou inexistentes. </text:span><text:span text:style-name="T23">Isso dificultou o uso de extensões para o MATSim, </text:span><text:span text:style-name="T42">uma vez</text:span><text:span text:style-name="T23"> que foi necessário utilizar semáforo</text:span><text:span text:style-name="T26">s</text:span><text:span text:style-name="T23"> para r</text:span><text:span text:style-name="T24">ealizar simulações adicionais</text:span><text:span text:style-name="T23">.</text:span><text:span text:style-name="T19"> </text:span><text:span text:style-name="T20">Também algumas ferramentas estão ultrapassadas e os desenvolvedores ainda as mantém no programa, causando erros em alguns pontos da simulação </text:span><text:span text:style-name="T25">ou em algumas extensões</text:span><text:span text:style-name="T20">.</text:span></text:p>
      <text:p text:style-name="P25"><text:span text:style-name="T35"><text:tab/></text:span><text:span text:style-name="T41">Alguns</text:span><text:span text:style-name="T32"> scripts foram </text:span><text:span text:style-name="T36">criados</text:span><text:span text:style-name="T32"> para acelerar tarefas </text:span><text:span text:style-name="T33">como, criar a rota que o ônibus faz </text:span><text:span text:style-name="T37">e</text:span><text:span text:style-name="T33"> </text:span><text:span text:style-name="T34">definir o tempo de permanência do ônibus em uma parada. <text:s/></text:span><text:span text:style-name="T43">O script que cria a rota utiliza um arquivo ‘txt’ que contém um texto extraído do Simunto Via (software usado para visualizar a simulação de maneira mais intuitiva). </text:span><text:span text:style-name="T44">Esse software possui um recurso onde é possível traçar uma linha sobre o mapa e ele cria uma rota entre os pontos dessa linha. Do lado direito, ele abre um campo com todos os links e mais alguns dados, que mostra quais os links usados na rota </text:span><text:span text:style-name="T45">gerada. </text:span><text:span text:style-name="T46">Ao copiar esses links e colar no arquivo ‘txt‘ ele inclui outras informações desnecessárias para definir a rota da linha de ônibus. O script extrai somente o id do link e coloca a tag padrão que já pode ser usada no arquivo final. O outro que define o tempo de </text:span><text:span text:style-name="T34">permanência do ônibus em uma parada </text:span><text:span text:style-name="T46">é feito da seguinte forma. É copiado em um arquivo ‘txt’, todas as paradas da linha </text:span><text:span text:style-name="T50">que foram colocadas em ‘routeProfile’, no arquivo ‘transitSchedule’. É necessário informar o tempo total que o ônibus leva da origem ao destino. Esse tempo é dividido pelo número de paradas </text:span><text:span text:style-name="T51">e </text:span><text:span text:style-name="T53">i</text:span><text:span text:style-name="T52">ncrementado nas paradas seguintes.</text:span><text:span text:style-name="T51"> Por exemplo, se o tempo total para o ônibus se deslocar é 60 minutos e existem 60 paradas, ele vai passar 1 minuto em cada parada. </text:span><text:span text:style-name="T54">Então o tempo na primeira parada será 0 minutos, na segunda, 1 minuto, terceira, 2 minutos e assim sucessivamente.</text:span></text:p>
      <text:p text:style-name="P23"><text:span text:style-name="T34"><text:tab/></text:span><text:span text:style-name="T38">Também foram criados tutoriais para explicar, com passo a passo, algumas tarefas mais complexas. </text:span><text:span text:style-name="T46">Como extrair o network, configurar o computador para lidar com processamento de faces e corpos e como usar a extensão de semáforos. </text:span><text:span text:style-name="T47">Existe também um tutorial explicando </text:span><text:span text:style-name="T48">quais os arquivos que o MATSim usa, o que cada um faz, para que serve as tags e como são escritas/</text:span><text:span text:style-name="T49">formatadas</text:span><text:span text:style-name="T48"> .</text:span></text:p>
      <text:p text:style-name="P11"/>
      <text:p text:style-name="P16">3. CONSIDERAÇÕES FINAIS:<text:span text:style-name="T144"> (no máximo 30 linhas)</text:span></text:p>
      <text:p text:style-name="P26"/>
      <text:p text:style-name="P27"><text:span text:style-name="T145"><text:tab/></text:span><text:span text:style-name="T119">No arquivo ‘config’ é possível definir quais arquivos serão escritos na saída </text:span><text:span text:style-name="T120">e quantas vezes o simulador irá executar os passos em busca de otimizar os planos de cada pessoa</text:span><text:span text:style-name="T119">. </text:span><text:span text:style-name="T132">Após a simulação ser executada, p</text:span><text:span text:style-name="T121">or padrão, são escritos </text:span><text:span text:style-name="T120">gráficos contendo o tempo </text:span><text:span text:style-name="T122">total de pessoas em cada </text:span><text:span text:style-name="T123">modo de deslocamento (carro, moto, a pé, de ônibus, etc…) em função da iteração </text:span><text:span text:style-name="T135">(ph_modestats)</text:span><text:span text:style-name="T123">, quilômetros viajados por modo em função da iteração </text:span><text:span text:style-name="T135">(pkm_modestats)</text:span><text:span text:style-name="T123">, tempo em segundo de cada etapa da simulação em função da iteração </text:span><text:span text:style-name="T135">(stopwatch)</text:span><text:span text:style-name="T123">, pontuação geral da simulação (</text:span><text:span text:style-name="T136">scorestats</text:span><text:span text:style-name="T123">. Indica o quão eficiente está a simulação. Geralmente é ponderado pelo atraso ou tempo/quantidade de congestionamentos) em função da iteração, proporção de modos em função da iteração </text:span><text:span text:style-name="T137">(modestats), distância média percorrida a pé por plano em função da iteração (traveldistancestatslegs) e distância média percorrida na viagem por plano </text:span><text:span text:style-name="T138">em função da iteração</text:span><text:span text:style-name="T137"> (traveldistancestatstrips)</text:span><text:span text:style-name="T123">. Além disso, existem histogramas que mostram o número de pessoas </text:span><text:span text:style-name="T124">simultâneas que estão em rota, chegando ao destino e deixando a origem em função do tempo (horas) e cada histograma é divido em modo, ou seja, existe um histograma para carro, outro para moto e um para todos. </text:span><text:span text:style-name="T125">Também existem arquivos ‘csv’ que podem ser visualizados em planilhas. </text:span><text:span text:style-name="T126">No arquivo ‘legs’ h</text:span><text:span text:style-name="T125">á o registro de cada pessoa mostrando o modo de deslocamento, horário de partida, </text:span><text:span text:style-name="T130">tempo de viagem</text:span><text:span text:style-name="T125">, link e coordenadas de início e fim, distância percorrida e, caso tenha usado </text:span><text:soft-page-break/><text:span text:style-name="T125">transporte público, tempo de espera, parada de ingresso e egresso, linha de ônibus usada e a empresa de ônibus. </text:span><text:span text:style-name="T127">O arquivo ‘persons’ mostra a pontuação de cada pessoa, bem como as coordenadas do primeiro ponto de origem e o tipo de </text:span><text:span text:style-name="T128">atividade</text:span><text:span text:style-name="T127"> (casa, trabalho, etc…). ‘</text:span><text:span text:style-name="T128">trips</text:span><text:span text:style-name="T127">’ </text:span><text:span text:style-name="T128">mostra tudo que tem em ‘legs’ adicionando distância euclideana, modo que contribuiu para a maior distância percorrida pela pessoa </text:span><text:span text:style-name="T129">e</text:span><text:span text:style-name="T128"> tipo de atividade de início e fim </text:span><text:span text:style-name="T129">e removendo </text:span><text:span text:style-name="T125">linha de ônibus usada e empresa de ônibus. </text:span><text:span text:style-name="T131">Alguns arquivos ‘xml’ que estão na saída, nada mais são que os arquivos de entrada com ausência de comentários, algumas tags que podem ser omitidas na entrada aparecem na saída e paradas de ônibus ficam em ordem alfabética. O arquivo ‘config reduced’ omite valores padrões. ‘plans’ é o arquivo ‘population’ com vári</text:span><text:span text:style-name="T132">os parâmetros adicionais. ‘</text:span><text:span text:style-name="T133">events</text:span><text:span text:style-name="T132">’ </text:span><text:span text:style-name="T134">mostra cada evento que ocorre no cenário em função do tempo. Esse arquivo é usado no Simunto Via para visualizar a simulação de forma interativa. </text:span><text:span text:style-name="T139">Outros arquivos como ‘logfile’ mostram cada passo que a simulação seguiu (compilação e execução) e ‘logfileWarningsErrors’ mostra somente os erros <text:s/>na simulação. </text:span><text:span text:style-name="T140">Alguns arquivos ‘txt’ mostram os mesmos dados disponíveis <text:s/>nos gráficos, tanto que alguns possuem o mesmo nome. </text:span><text:span text:style-name="T141">O ‘legdurations’ mostra o tempo médio de viagem de todos os agentes da simulação. </text:span><text:span text:style-name="T142">Essa é uma informação muito importante</text:span><text:span text:style-name="T143"> ao longo das iterações pois mostra se a otimização está diminuindo esse tempo.</text:span></text:p>
      <text:p text:style-name="P38"/>
      <text:h text:style-name="P36" text:outline-level="2">4. DATA E ASSINATURAS:</text:h>
      <text:p text:style-name="P8"/>
      <text:p text:style-name="P9">____/____/____<text:tab/>_________________________<text:tab/><text:tab/>_________________________</text:p>
      <text:p text:style-name="Standard"><text:span text:style-name="T28"><text:s text:c="51"/></text:span><text:span text:style-name="T14">Assinatura do Bolsista<text:tab/><text:tab/><text:tab/>Assinatura do Orientador</text:span></text:p>
      <text:p text:style-name="P13"/>
      <text:p text:style-name="P31">5. PARECER DO COMITÊ DO PROGRAMA PIBIC / UFERSA / CNPq – PICI / UFERSA</text:p>
      <text:p text:style-name="P3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right="0cm" fo:text-indent="-0.499cm" style:auto-text-indent="false" style:text-autospace="non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justify" style:justify-single-word="false" fo:text-indent="6.502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 style:text-autospace="none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indent="2.501cm" style:auto-text-indent="false" fo:keep-with-next="always">
        <style:tab-stops>
          <style:tab-stop style:position="1.501cm"/>
          <style:tab-stop style:position="2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51pt solid #000000"/>
      <style:text-properties fo:font-size="11pt" style:font-size-asian="11pt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Corpo_20_de_20_texto_20_3" style:display-name="Corpo de texto 3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o_20_de_20_comentário" style:display-name="Texto de comentário" style:family="paragraph" style:parent-style-name="Standard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Ref._20_de_20_comentário" style:display-name="Ref. de comentário" style:family="text">
      <style:text-properties fo:font-size="8pt" style:font-size-asian="8pt"/>
    </style:style>
    <style:style style:name="Texto_20_de_20_comentário_20_Char" style:display-name="Texto de comentário Char" style:family="text">
      <style:text-properties fo:language="pt" fo:country="BR" style:language-complex="ar" style:country-complex="SA"/>
    </style:style>
    <style:style style:name="Cabeçalho_20_Char" style:display-name="Cabeçalho Char" style:family="text">
      <style:text-properties fo:language="pt" fo:country="BR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.909cm" table:align="center" style:writing-mode="lr-tb"/>
    </style:style>
    <style:style style:name="Tabela1.A" style:family="table-column">
      <style:table-column-properties style:column-width="2.152cm"/>
    </style:style>
    <style:style style:name="Tabela1.B" style:family="table-column">
      <style:table-column-properties style:column-width="10.455cm"/>
    </style:style>
    <style:style style:name="Tabela1.C" style:family="table-column">
      <style:table-column-properties style:column-width="3.30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style:border-line-width-bottom="0.026cm 0.026cm 0.106cm" fo:padding-left="0.123cm" fo:padding-right="0.123cm" fo:padding-top="0cm" fo:padding-bottom="0cm" fo:border-left="none" fo:border-right="none" fo:border-top="none" fo:border-bottom="4.5pt double #000000" style:writing-mode="lr-tb"/>
    </style:style>
    <style:style style:name="Tabela1.B1" style:family="table-cell">
      <style:table-cell-properties style:vertical-align="middle" style:border-line-width-bottom="0.026cm 0.026cm 0.106cm" fo:padding-left="0.123cm" fo:padding-right="0.123cm" fo:padding-top="0cm" fo:padding-bottom="0cm" fo:border-left="none" fo:border-right="none" fo:border-top="none" fo:border-bottom="4.5pt double #000000" style:writing-mode="lr-tb"/>
    </style:style>
    <style:style style:name="MP1" style:family="paragraph" style:parent-style-name="Footer">
      <style:paragraph-properties fo:margin-left="0cm" fo:margin-right="0.635cm" fo:text-indent="0cm" style:auto-text-indent="false"/>
      <style:text-properties style:font-name-complex="Arial"/>
    </style:style>
    <style:style style:name="MP2" style:family="paragraph" style:parent-style-name="Heading_20_1">
      <style:paragraph-properties fo:margin-left="-0.12cm" fo:margin-right="0cm" fo:line-height="150%" fo:text-align="center" style:justify-single-word="false" fo:text-indent="-0.056cm" style:auto-text-indent="false"/>
      <style:text-properties style:font-name="Arial" fo:font-size="7pt" style:font-size-asian="7pt" style:font-name-complex="Arial" style:font-size-complex="7pt" style:font-weight-complex="normal"/>
    </style:style>
    <style:style style:name="MP3" style:family="paragraph" style:parent-style-name="Header">
      <style:paragraph-properties fo:margin-left="0cm" fo:margin-right="0cm" fo:line-height="150%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style:font-name="Arial" fo:font-size="7pt" fo:font-weight="bold" style:font-size-asian="7pt" style:font-weight-asian="bold" style:font-name-complex="Arial" style:font-size-complex="7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0cm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fo:color="#000000" loext:opacity="100%" style:font-name="Arial" fo:font-size="6pt" fo:font-weight="bold" style:font-size-asian="6pt" style:font-weight-asian="bold" style:font-name-complex="Arial" style:font-size-complex="7pt" style:font-weight-complex="bold"/>
    </style:style>
    <style:style style:name="MP6" style:family="paragraph" style:parent-style-name="Header">
      <style:paragraph-properties fo:margin-left="0cm" fo:margin-right="0cm" fo:text-align="center" style:justify-single-word="false" fo:text-indent="-0.056cm" style:auto-text-indent="false">
        <style:tab-stops>
          <style:tab-stop style:position="2.004cm"/>
          <style:tab-stop style:position="7.62cm" style:type="center"/>
          <style:tab-stop style:position="15.24cm" style:type="right"/>
        </style:tab-stops>
      </style:paragraph-properties>
      <style:text-properties fo:font-size="6pt" style:font-size-asian="6pt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" style:font-name-complex="Arial"/>
    </style:style>
    <style:style style:name="MT1" style:family="text">
      <style:text-properties style:font-name-complex="Arial"/>
    </style:style>
    <style:style style:name="MT2" style:family="text">
      <style:text-properties fo:color="#000000" loext:opacity="100%" style:font-name="Arial" fo:font-size="7pt" fo:font-weight="bold" style:font-size-asian="7pt" style:font-weight-asian="bold" style:font-name-complex="Arial" style:font-size-complex="7pt" style:font-weight-complex="bold"/>
    </style:style>
    <style:style style:name="MT3" style:family="text">
      <style:text-properties style:font-name="Arial" fo:font-size="7pt" fo:font-weight="bold" style:font-size-asian="7pt" style:font-weight-asian="bold" style:font-name-complex="Arial" style:font-size-complex="7pt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801cm" fo:margin-left="3cm" fo:margin-right="2cm" style:writing-mode="lr-tb" style:layout-grid-color="#c0c0c0" style:layout-grid-lines="55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Header"><draw:frame draw:style-name="Mfr2" draw:name="Figura1" text:anchor-type="as-char" svg:width="1.667cm" svg:height="2.596cm" draw:z-index="7"><draw:image xlink:href="Pictures/10000000000001010000018E231A6B765494B489.jpg" xlink:type="simple" xlink:show="embed" xlink:actuate="onLoad" draw:mime-type="image/jpeg"/></draw:frame></text:p>
            </table:table-cell>
            <table:table-cell table:style-name="Tabela1.B1" office:value-type="string">
              <text:h text:style-name="MP2" text:outline-level="1">UNIVERSIDADE FEDERAL RURAL DO SEMI-ÁRIDO</text:h>
              <text:p text:style-name="MP3">PRÓ-REITORIA DE PESQUISA E PÓS-GRADUAÇÃO</text:p>
              <text:p text:style-name="MP4"><text:span text:style-name="MT2">PROGRAMA INSTITUCIONAL </text:span><text:span text:style-name="MT3">VOLUNTÁRIO </text:span><text:span text:style-name="MT2">DE INICIAÇÃO CIENTÍFICA</text:span></text:p>
              <text:p text:style-name="MP5"/>
              <text:p text:style-name="MP6">Av. Francisco Mota, 572 – C. Postal 137 – Bairro Pres. Costa e Silva – Mossoró – RN – CEP: 59.625-900- <text:s text:c="18"/>Tel.: (84)3317-8296/8295 – E.mail: proppg@ufersa.edu.br</text:p>
            </table:table-cell>
            <table:table-cell table:style-name="Tabela1.B1" office:value-type="string">
              <text:p text:style-name="MP7"/>
            </table:table-cell>
          </table:table-row>
        </table:table>
        <text:p text:style-name="Header"/>
      </style:header>
      <style:footer>
        <text:p text:style-name="MP1"><draw:frame draw:style-name="Mfr1" draw:name="Quadro1" text:anchor-type="paragraph" svg:y="0.002cm" draw:z-index="3"><draw:text-box fo:min-height="0.058cm" fo:min-width="0.041cm"><text:p text:style-name="Footer"><text:span text:style-name="Page_20_Number"><text:span text:style-name="MT1"><text:page-number text:select-page="current">4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NEXO 2 -  Edital 001/2008 - PIBIC / UFERSA / CNPq</dc:title>
    <meta:initial-creator>User</meta:initial-creator>
    <meta:creation-date>2016-04-22T14:40:00</meta:creation-date>
    <dc:date>2021-08-18T21:31:57.971000000</dc:date>
    <meta:print-date>2008-05-07T12:12:00</meta:print-date>
    <meta:editing-cycles>182</meta:editing-cycles>
    <meta:editing-duration>PT20H4M49S</meta:editing-duration>
    <meta:generator>LibreOffice/7.1.5.2$Windows_X86_64 LibreOffice_project/85f04e9f809797b8199d13c421bd8a2b025d52b5</meta:generator>
    <meta:document-statistic meta:table-count="1" meta:image-count="1" meta:object-count="0" meta:page-count="4" meta:paragraph-count="41" meta:word-count="1845" meta:character-count="11776" meta:non-whitespace-character-count="9869"/>
  </office:meta>
</office:document-meta>
</file>